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2CFFC43AF31131EAD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19ce9" officeooo:paragraph-rsid="00119ce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or Block Diagram</text:p>
      <text:p text:style-name="Standard"><draw:frame draw:style-name="fr1" draw:name="Image1" text:anchor-type="as-char" svg:width="15.236cm" svg:height="17.96cm" draw:z-index="0"><draw:image xlink:href="Pictures/1000000000000262000002CFFC43AF31131EAD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agrama em blocos do computador</dc:title>
    <meta:initial-creator>Leon</meta:initial-creator>
    <meta:creation-date>2008-06-29T21:41:00</meta:creation-date>
    <dc:date>2017-01-26T22:02:54.234136861</dc:date>
    <meta:editing-cycles>2</meta:editing-cycles>
    <meta:editing-duration>PT3M46S</meta:editing-duration>
    <meta:document-statistic meta:table-count="0" meta:image-count="1" meta:object-count="0" meta:page-count="1" meta:paragraph-count="2" meta:word-count="3" meta:character-count="23" meta:non-whitespace-character-count="21"/>
    <meta:generator>LibreOffice/5.1.4.2$Linux_X86_64 LibreOffice_project/10m0$Build-2</meta:generator>
  </office:meta>
</office:document-meta>
</file>